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emas para curso de desarrollo web básico </text:p>
          </table:table-cell>
          <table:covered-table-cell table:style-name="Default"/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3">
            <text:p>Introducción </text:p>
          </table:table-cell>
          <table:table-cell office:value-type="string" calcext:value-type="string" table:number-columns-spanned="4" table:number-rows-spanned="1">
            <text:p>Introducción al curso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Conocimientos previos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Acerca de los proyectos del curso 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7">
            <text:p>Conceptos fundamentales</text:p>
          </table:table-cell>
          <table:table-cell office:value-type="string" calcext:value-type="string" table:number-columns-spanned="4" table:number-rows-spanned="1">
            <text:p>Componentes de una página web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Como funciona el internet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El DNS y su funcionamiento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Lenguajes de marcado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HTML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La historia de HTML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CS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17">
            <text:p>Primeros pasos en el desarrollo web</text:p>
          </table:table-cell>
          <table:table-cell office:value-type="string" calcext:value-type="string" table:number-columns-spanned="4" table:number-rows-spanned="1">
            <text:p>Archivos HTML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Editores en línea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Especificar el tipo de documento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Elementos básicos de una página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Metadatos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Atributos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Cómo se ve nuestro primer proyecto (Curriculum CV)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Encabezado de nuestra página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El atributo style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Colores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Tipografía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Títulos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Espacios en blanco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Listas 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Links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Imágenes</text:p>
          </table:table-cell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Subir página a internet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8:09:16.079529832</meta:creation-date>
    <dc:date>2021-01-12T18:49:43.585490730</dc:date>
    <meta:editing-duration>PT30M17S</meta:editing-duration>
    <meta:editing-cycles>1</meta:editing-cycles>
    <meta:generator>LibreOffice/6.0.7.3$Linux_X86_64 LibreOffice_project/00m0$Build-3</meta:generator>
    <meta:document-statistic meta:table-count="1" meta:cell-count="31" meta:object-count="0"/>
  </office:meta>
</office:document-meta>
</file>